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l.enqueueEvent( Repository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mpl.isDirty( Transactionable transactio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Identity( Identity id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SharedItem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registerRemoved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ssionImpl( Identity identity , boolean modifiable , ServiceManager manager , Logger log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ssionImpl.isListenerRegistered( Repository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gisterDirty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RepositoryItem( RepositoryItemFactory factory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comm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ssionImpl.get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gisterNew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sMod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reateUu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ssionImpl.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avePersistab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mpl.removeLock( Lockable lock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addListener( Repository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getUnitOfWor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createLock( Lockable lockable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